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Times Roman" svg:font-family="'Times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Times Roman1" svg:font-family="'Times Roman'" style:font-family-generic="system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4" style:family="paragraph" style:parent-style-name="Standard" style:master-page-name="Standard">
      <style:paragraph-properties fo:margin-left="0cm" fo:margin-right="0cm" fo:text-align="center" style:justify-single-word="false" fo:text-indent="0.635cm" style:auto-text-indent="false" style:page-number="auto"/>
    </style:style>
    <style:style style:name="P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8" style:family="paragraph" style:parent-style-name="Standard">
      <style:paragraph-properties fo:margin-top="0cm" fo:margin-bottom="0.423cm" loext:contextual-spacing="false" style:line-height-at-least="0.529cm" fo:orphans="0" fo:widows="0"/>
    </style:style>
    <style:style style:name="P9" style:family="paragraph" style:parent-style-name="Standard">
      <style:paragraph-properties fo:margin-top="0cm" fo:margin-bottom="0.423cm" loext:contextual-spacing="false" style:line-height-at-least="0.529cm" fo:orphans="0" fo:widows="0"/>
      <style:text-properties fo:color="#000000" style:font-name="Times Roman" fo:font-size="13pt" fo:language="en" fo:country="US" style:font-name-asian="ＭＳ 明朝" style:font-size-asian="13pt" style:font-name-complex="Times Roman1" style:font-size-complex="13pt"/>
    </style:style>
    <style:style style:name="P10" style:family="paragraph" style:parent-style-name="Standard">
      <style:paragraph-properties fo:margin-top="0cm" fo:margin-bottom="0.423cm" loext:contextual-spacing="false" style:line-height-at-least="0.529cm" fo:orphans="0" fo:widows="0"/>
      <style:text-properties fo:color="#000000" style:font-name="Times Roman" fo:font-size="12pt" fo:language="en" fo:country="US" style:font-name-asian="ＭＳ 明朝" style:font-size-asian="12pt" style:font-name-complex="Times Roman1" style:font-size-complex="12pt"/>
    </style:style>
    <style:style style:name="P11" style:family="paragraph" style:parent-style-name="Standard">
      <style:paragraph-properties fo:margin-left="1cm" fo:margin-right="0cm" fo:text-align="justify" style:justify-single-word="false" fo:text-indent="0.635cm" style:auto-text-indent="false"/>
    </style:style>
    <style:style style:name="P12" style:family="paragraph" style:parent-style-name="Standard">
      <style:paragraph-properties fo:margin-left="0.751cm" fo:margin-right="0cm" fo:text-align="justify" style:justify-single-word="false" fo:text-indent="0.635cm" style:auto-text-indent="false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000000" style:font-name="Times Roman" fo:font-size="13pt" fo:language="en" fo:country="US" style:font-name-asian="ＭＳ 明朝" style:font-size-asian="13pt" style:font-name-complex="Times Roman1" style:font-size-complex="13pt"/>
    </style:style>
    <style:style style:name="T5" style:family="text">
      <style:text-properties fo:color="#000000" style:font-name="Times Roman" fo:font-size="12pt" fo:language="en" fo:country="US" style:font-name-asian="ＭＳ 明朝" style:font-size-asian="12pt" style:font-name-complex="Times Roman1" style:font-size-complex="12pt"/>
    </style:style>
    <style:style style:name="T6" style:family="text">
      <style:text-properties fo:color="#000000" style:text-position="55% 100%" style:font-name="Times Roman" fo:font-size="9pt" fo:language="en" fo:country="US" style:font-name-asian="ＭＳ 明朝" style:font-size-asian="9pt" style:font-name-complex="Times Roman1" style:font-size-complex="9pt"/>
    </style:style>
    <style:style style:name="T7" style:family="text">
      <style:text-properties fo:color="#0000ff" style:font-name="Times Roman" fo:font-size="13pt" fo:language="en" fo:country="US" style:font-name-asian="ＭＳ 明朝" style:font-size-asian="13pt" style:font-name-complex="Times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statística Aplicada</text:span></text:p>
      <text:p text:style-name="P1"/>
      <text:p text:style-name="P3"><text:span text:style-name="T2">Na aula teórica serão apresentados os problemas como se fosse alguém pedindo consultoria aos alunos. Será dado um tempo de 10 min para os alunos pensarem sobre o problema e escreverem o que entenderam. Ou seja, os alunos vão pedir consultoria a professora. Eles explicaram o problema com suas palavras. Ao final, abre-se uma discussão sobre o tema e possíveis análises. Até o final da aula, os alunos farão o planejamento da análise, anotando quais análises estatísticas serão feitas, organização do banco de dados, etc.</text:span></text:p>
      <text:p text:style-name="P5"/>
      <text:p text:style-name="P5"/>
      <text:p text:style-name="P7"><text:span text:style-name="T3">Problema 1: Atividade física e pacientes em hemodiálise: Banco Cris. (análise pareada)</text:span></text:p>
      <text:p text:style-name="P6"/>
      <text:p text:style-name="P6"/>
      <text:p text:style-name="P7"><text:span text:style-name="T3">Pacientes submetidos à hemodiálise (HD) apresentam inflamação persistente e perda de energia protéica (PEW), o que contribui para altas taxas de mortalidade. Este estudo teve como objetivo avaliar os efeitos de um programa de treinamento de exercícios resistidos (RETP) sobre inflamação e PEW em pacientes em HD.</text:span></text:p>
      <text:p text:style-name="P6"/>
      <text:p text:style-name="P7"><text:span text:style-name="T3">Métodos:</text:span></text:p>
      <text:p text:style-name="P7"><text:span text:style-name="T3"><text:s/>Pacientes realizaram 6 meses de RETP intradialitico. Os níveis de moléculas de adesão plasmática (ICAM-1 e VCAM-1) foram medidos utilizando o ensaio imunoenzimático, e interleucina-6 (IL-6), proteína C-reativa e fator de necrose tumoral-alfa por ELISA. Antropometria, capacidade física e PEW (presença simultânea de: IMC &lt;23 kg / m2, albumina sérica &lt;3,8 g / dL e área muscular reduzida do braço) foram analisados.</text:span></text:p>
      <text:p text:style-name="P7"><text:span text:style-name="T3">PCR</text:span></text:p>
      <text:p text:style-name="P7"><text:span text:style-name="T3">DEP</text:span></text:p>
      <text:p text:style-name="P2"/>
      <text:p text:style-name="P8"><text:span text:style-name="T4">Vascular cell adhesion molecule-1 (VCAM-1) (Human VCAM-1, Boster Immu- noleader, EK0537) and intercellular adhesion </text:span><text:soft-page-break/><text:span text:style-name="T4">molecule-1 (ICAM-1) (Human ICAM-1, Boster Immunoleader, EK0370) </text:span></text:p>
      <text:p text:style-name="P8"><text:span text:style-name="T4">Additionally, the ratio between fat-free mass (FFM) and cytokines was calculated as FFM/TNF-a and FFM/IL-6 ratios. </text:span></text:p>
      <text:p text:style-name="P9"/>
      <text:p text:style-name="P8"><text:span text:style-name="T4">anthropometric parameters: </text:span></text:p>
      <text:p text:style-name="P8"><text:span text:style-name="T4">body weight (kg), </text:span></text:p>
      <text:p text:style-name="P8"><text:span text:style-name="T4">height (m), </text:span></text:p>
      <text:p text:style-name="P8"><text:span text:style-name="T4">waist circumference (WC, cm) – circunferencia da cintura</text:span></text:p>
      <text:p text:style-name="P8"><text:span text:style-name="T4">skinfold measurement (mm) – dobras cutaneas (biceps, triceps, subscapular, and suprailiac) </text:span></text:p>
      <text:p text:style-name="P8"><text:span text:style-name="T4">Arm muscle area (AMA): </text:span></text:p>
      <text:p text:style-name="P8"><text:span text:style-name="T4">MAC is muscular arm circumference. </text:span></text:p>
      <text:p text:style-name="P8"><text:span text:style-name="T4">Body fat (gordura corporal) was calculated from the skinfold measurement according to Durnin and Womersley [</text:span><text:span text:style-name="T7">17</text:span><text:span text:style-name="T4">], and the percentage of body fat was calculated by Siri’s equation [</text:span><text:span text:style-name="T7">18</text:span><text:span text:style-name="T4">].</text:span></text:p>
      <text:p text:style-name="P8"><text:span text:style-name="T4"><text:s/>The fat-free mass (kg) was calculated by subtracting fat mass (kg) from body weight (kg). A trained staff member performed all the measurements after the HD session. </text:span></text:p>
      <text:p text:style-name="P9"/>
      <text:p text:style-name="P8"><text:span text:style-name="T4">The nutritional status was evaluated by specifically trained professionals using the adapted subjective global assess- ment (SGA) proposed by Kalantar et al. [</text:span><text:span text:style-name="T7">19</text:span><text:span text:style-name="T4">], which is a fully quantitative scoring system (the dialysis malnutrition score) consisting of seven variables: weight change, dietary intake, gastrointestinal symptoms, functional capacity, comorbidity, subcutaneous fat, and signs of muscle wast- ing. For each component was assigned a score from 1 (normal) to 5 (very severe), and the sum of all seven components in the malnutrition score lies between 7 (nor- mal) and 35 (severely malnourished). The patients were classified according to their nutritional status as well nourished, at nutritional risk, moderate malnourished, severe malnourished, and very severely malnourished. </text:span></text:p>
      <text:p text:style-name="P8"><text:soft-page-break/><text:span text:style-name="T4">The PEW was diagnosed if the patient presented three positives criteria, which were BMI \23 kg/m</text:span><text:span text:style-name="T6">2</text:span><text:span text:style-name="T4">, serum albumin \3.8 g/dL, and reduced AMA circumference (reduction of 10 % in relation to the 50th percentile of the </text:span></text:p>
      <text:p text:style-name="P8"><text:span text:style-name="T4">The muscle strength (Força Muscular) was assessed using an isokinetic dynamometer (Cybex Norm</text:span><text:span text:style-name="T6">Ò</text:span><text:span text:style-name="T4">). This test measures in Newton (N m) the maximum peak strength of the muscle (flexion and extension) in both thighs individually. </text:span></text:p>
      <text:p text:style-name="P8"><text:span text:style-name="T4">The sit-to-stand (STS) test was also performed to evaluate functional capacity. The STS-60 test consisted of standing and sitting in a chair as many time as possible in 60 s. The STS-10 consisted of standing and sitting in a chair 10 times in a chair within the shortest possible amount of time [</text:span><text:span text:style-name="T7">20</text:span><text:span text:style-name="T4">]. These tests have been recommended to quantify lower-extremity muscle strength (force-generating capac- ity) in patients with lower-extremity weakness [</text:span><text:span text:style-name="T7">21</text:span><text:span text:style-name="T4">]. </text:span></text:p>
      <text:p text:style-name="P9"/>
      <text:p text:style-name="P10"/>
      <text:p text:style-name="P2"/>
      <text:p text:style-name="P3"><text:span text:style-name="T3">Variáveis para pesquisar no banco:</text:span></text:p>
      <text:p text:style-name="P11"><text:span text:style-name="T3">Anthropometric parameters:</text:span></text:p>
      <text:p text:style-name="P11"><text:span text:style-name="T3">BMI (Kg/m2)</text:span></text:p>
      <text:p text:style-name="P11"><text:span text:style-name="T3">Arm muscular área (cm)</text:span></text:p>
      <text:p text:style-name="P11"><text:span text:style-name="T3">Fat mass (%)</text:span></text:p>
      <text:p text:style-name="P11"><text:span text:style-name="T3">Fat-free mass (Kg)</text:span></text:p>
      <text:p text:style-name="P2"/>
      <text:p text:style-name="P3"><text:span text:style-name="T3">Biochemical parameters</text:span></text:p>
      <text:p text:style-name="P12"><text:span text:style-name="T3">CRP (pg/mL)</text:span></text:p>
      <text:p text:style-name="P12"><text:span text:style-name="T3">ICAM-1 (pg/mL)</text:span></text:p>
      <text:p text:style-name="P12"><text:span text:style-name="T3">VCAM-1 (pg/mL)</text:span></text:p>
      <text:p text:style-name="P12"><text:span text:style-name="T3">IL-6 (pg/mL)</text:span></text:p>
      <text:p text:style-name="P12"><text:span text:style-name="T3">FFM/IL-6 (ratio)</text:span></text:p>
      <text:p text:style-name="P12"><text:soft-page-break/><text:span text:style-name="T3">TNF-a (pg/mL)</text:span></text:p>
      <text:p text:style-name="P12"><text:span text:style-name="T3">FFM/TNF-a (ratio)</text:span></text:p>
      <text:p text:style-name="P12"><text:span text:style-name="T3">Albumin (g/dL)</text:span></text:p>
      <text:p text:style-name="P12"><text:span text:style-name="T3">Creatinine (mg/dL)</text:span></text:p>
      <text:p text:style-name="P12"><text:span text:style-name="T3">Hemoglobin (g/dL)</text:span></text:p>
      <text:p text:style-name="P12"><text:span text:style-name="T3">Kt/V</text:span></text:p>
      <text:p text:style-name="P12"><text:span text:style-name="T3">C-reactive Protein</text:span></text:p>
      <text:p text:style-name="P3"><text:span text:style-name="T3">Physical capacity and strength parameters</text:span></text:p>
      <text:p text:style-name="P11"><text:span text:style-name="T3">STS-10 (s)</text:span></text:p>
      <text:p text:style-name="P11"><text:span text:style-name="T3">STS-60 (repetitions)</text:span></text:p>
      <text:p text:style-name="P11"><text:span text:style-name="T3">Left extensor torque (N m)</text:span></text:p>
      <text:p text:style-name="P11"><text:span text:style-name="T3">Right extensor torque (N m)</text:span></text:p>
      <text:p text:style-name="P11"><text:span text:style-name="T3">Left flexor torque (N m)</text:span></text:p>
      <text:p text:style-name="P11"><text:span text:style-name="T3">Right flexor torque (N m)</text:span></text:p>
      <text:p text:style-name="P3"><text:span text:style-name="T3">Presence of PEW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Times Roman" svg:font-family="'Times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Times Roman1" svg:font-family="'Times Roman'" style:font-family-generic="system" style:font-pitch="variable"/>
    <style:font-face style:name="WenQuanYi Micro Hei" svg:font-family="'WenQuanYi Micro 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fo:language="pt" fo:country="BR" style:font-name-asian="Cambria1" style:font-family-asian="Cambria" style:font-family-generic-asian="system" style:font-pitch-asian="variable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milla Jacobson</meta:initial-creator>
    <dc:creator>Ludmilla Jacobson</dc:creator>
    <meta:editing-cycles>3</meta:editing-cycles>
    <meta:creation-date>2019-03-19T17:08:00</meta:creation-date>
    <dc:date>2019-03-21T03:12:00</dc:date>
    <meta:editing-duration>PT39M</meta:editing-duration>
    <meta:generator>LibreOffice/6.0.4.2$Linux_X86_64 LibreOffice_project/00m0$Build-2</meta:generator>
    <meta:document-statistic meta:table-count="0" meta:image-count="0" meta:object-count="0" meta:page-count="4" meta:paragraph-count="50" meta:word-count="666" meta:character-count="4466" meta:non-whitespace-character-count="3833"/>
    <meta:user-defined meta:name="AppVersion">14.0000</meta:user-defined>
    <meta:user-defined meta:name="Company">UF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